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1cc18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8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9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ff7b59" fo:font-size="10pt" style:font-size-asian="10pt" style:font-size-complex="10pt"/>
    </style:style>
    <style:style style:name="T41" style:family="text">
      <style:text-properties fo:color="#c0c0c0"/>
    </style:style>
    <style:style style:name="T42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5">контейнеры</text:span></text:p>
      <text:p text:style-name="P2">docker inspect <text:span text:style-name="T16">ИМЯ контейнера</text:span></text:p>
      <text:p text:style-name="P2">docker inspect objective_kapitsa | grep IPAddress</text:p>
      <text:p text:style-name="P5"><text:span text:style-name="T13">docker run -h CONTAINER <text:s/>--name </text:span><text:span text:style-name="T14">vasya</text:span><text:span text:style-name="T13"> -i -t debian /bin/bash</text:span></text:p>
      <text:p text:style-name="P3">docker inspect --format {{.NetworkSettings.IPAddress}} <text:s/><text:span text:style-name="T17">vasya <text:s text:c="4"/></text:span><text:span text:style-name="T18">#172.18.0.2</text:span></text:p>
      <text:p text:style-name="P3"><text:span text:style-name="T1">docker diff vasya <text:s text:c="2"/><text:tab/></text:span><text:span text:style-name="T22">показывает измененные файлы в контейнере</text:span></text:p>
      <text:p text:style-name="P6">docker logs vasya <text:s text:c="2"/><text:tab/><text:span text:style-name="T19">лог всех событий</text:span></text:p>
      <text:p text:style-name="P7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6">ИМЯ <text:tab/> <text:s/><text:tab/></text:span><text:span text:style-name="T20">удалить окончательно</text:span></text:p>
      <text:p text:style-name="P15"/>
      <text:p text:style-name="P6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32"><text:span text:style-name="T38">echo alias </text:span><text:span text:style-name="T39">drm</text:span><text:span text:style-name="T38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38"><text:span text:style-name="T24">docker run -it --name cowsay -h cowsay </text:span><text:span text:style-name="T28">debian</text:span><text:span text:style-name="T24"> bash </text:span></text:p>
      <text:p text:style-name="P38"><text:span text:style-name="T24">apt-get update </text:span><text:span text:style-name="T27">&amp;&amp; </text:span><text:span text:style-name="T24">apt-get install -y cowsay fortune </text:span></text:p>
      <text:p text:style-name="P20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4">chmod +x /usr/games/test.sh</text:p>
      <text:p text:style-name="P26"><text:span text:style-name="T26">/</text:span><text:span text:style-name="T29">usr/games/</text:span><text:span text:style-name="T26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1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2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27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3">echo alias cowsay="'docker run --tty test/cowsayimage env TERM=xterm /usr/games/test.sh'"&gt;&gt;.bashrc</text:p>
      <text:p text:style-name="P28"><text:span text:style-name="T36">п</text:span><text:span text:style-name="T35">ерезагрузить терминал</text:span></text:p>
      <text:p text:style-name="P25">cowsay</text:p>
      <text:p text:style-name="P25"/>
      <text:p text:style-name="P43"><text:soft-page-break/>lazydocker</text:p>
      <text:p text:style-name="P36">curl https://raw.githubusercontent.com/jesseduffield/lazydocker/master/scripts/install_update_linux.sh | bash</text:p>
      <text:p text:style-name="P35">https://github.com/jesseduffield/lazydocker#requirements</text:p>
      <text:p text:style-name="P25"><text:span text:style-name="T40">echo 'export PATH=$PATH:~/.local/bin'&gt;&gt;~/.bashrc</text:span></text:p>
      <text:p text:style-name="P25"/>
      <text:p text:style-name="P29">https://www.docker.com/blog/how-to-use-the-official-nginx-docker-image/</text:p>
      <text:p text:style-name="P33">docker run -it --rm -d -p 8080:80 --name web nginx</text:p>
      <text:p text:style-name="P25"><text:a xlink:type="simple" xlink:href="http://localhost:8080/" text:style-name="Internet_20_link" text:visited-style-name="Visited_20_Internet_20_Link"><text:span text:style-name="T10">http://localhost:8080</text:span></text:a></text:p>
      <text:p text:style-name="P34"/>
      <text:p text:style-name="P37">To download and install the Compose CLI plugin, run:</text:p>
      <text:p text:style-name="P19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39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39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4"/>
      <text:p text:style-name="P31"/>
      <text:p text:style-name="P46">docker system prune -a</text:p>
      <text:p text:style-name="P44">Веб-сервер <text:s/></text:p>
      <text:p text:style-name="P42">docker run -it --rm -d -p 8080:80 --name web -v ~/SOFT/Github/GIT/16_WEB_ARHIV/CONTENT:/usr/share/nginx/html nginx</text:p>
      <text:p text:style-name="P41"><text:span text:style-name="T41"><text:s text:c="36"/></text:span>или</text:p>
      <text:p text:style-name="P41">docker<text:span text:style-name="T41"> </text:span>run<text:span text:style-name="T41"> </text:span>-it<text:span text:style-name="T41"> </text:span>--rm<text:span text:style-name="T41"> </text:span>-d<text:span text:style-name="T41"> </text:span>-p<text:span text:style-name="T41"> </text:span><text:span text:style-name="T42">8080</text:span>:<text:span text:style-name="T42">80</text:span><text:span text:style-name="T41"> </text:span>--name<text:span text:style-name="T41"> </text:span>web2<text:span text:style-name="T41"> </text:span>-v<text:span text:style-name="T41"> </text:span>~/SOFT/Github/GIT/<text:span text:style-name="T42">16_WEB_ARHIV</text:span>/CONTENT:/usr/local/apache2/htdocs/<text:span text:style-name="T41"> </text:span>httpd:<text:span text:style-name="T42">2.4</text:span></text:p>
      <text:p text:style-name="P41"><text:span text:style-name="T42"/></text:p>
      <text:p text:style-name="P41"><text:span text:style-name="T42"/></text:p>
      <text:p text:style-name="P41">docker<text:span text:style-name="T41"> </text:span>build<text:span text:style-name="T41"> </text:span>-t<text:span text:style-name="T41"> <text:s/></text:span>createwebcontent<text:span text:style-name="T41"> </text:span>~/SOFT/Github/GIT/<text:span text:style-name="T42">16_WEB_ARHIV</text:span></text:p>
      <text:p text:style-name="P41">Один<text:span text:style-name="T41"> </text:span>раз<text:span text:style-name="T41"> </text:span>дать<text:span text:style-name="T41"> </text:span>права<text:span text:style-name="T41"> </text:span>на<text:span text:style-name="T41"> </text:span>запись<text:span text:style-name="T41"> </text:span>других</text:p>
      <text:p text:style-name="P40">sudo<text:span text:style-name="T41"> </text:span>chmod<text:span text:style-name="T41"> </text:span>-R<text:span text:style-name="T41"> </text:span>ugo+rwx<text:span text:style-name="T41"> </text:span>~/SOFT/Github/GIT/<text:span text:style-name="T42">16_WEB_ARHIV</text:span>/CONTENT/content_for_web</text:p>
      <text:p text:style-name="P41">После<text:span text:style-name="T41"> </text:span>отработки<text:span text:style-name="T41"> </text:span>контейнера,<text:span text:style-name="T41"> </text:span>чтобы<text:span text:style-name="T41"> </text:span>пересобрать<text:span text:style-name="T41"> </text:span>-<text:span text:style-name="T41"> </text:span>удалить<text:span text:style-name="T41"> </text:span>под<text:span text:style-name="T41"> </text:span>root<text:span text:style-name="T41"> </text:span>файлы<text:span text:style-name="T41"> </text:span>из<text:span text:style-name="T41"> </text:span>content_for_web<text:span text:style-name="T41"> <text:s/></text:span>или</text:p>
      <text:p text:style-name="P40">sudo<text:span text:style-name="T41"> </text:span>chown<text:span text:style-name="T41"> </text:span>-R<text:span text:style-name="T41"> </text:span>evg:evg<text:span text:style-name="T41"> </text:span>~/SOFT/Github/GIT/<text:span text:style-name="T42">16_WEB_ARHIV</text:span>/CONTENT/content_for_web<text:span text:style-name="T41"> </text:span>&amp;&amp;<text:span text:style-name="T41"> </text:span>chmod<text:span text:style-name="T41"> </text:span>-R<text:span text:style-name="T41"> </text:span>ugo+rwx<text:span text:style-name="T41"> </text:span>~/SOFT/Github/GIT/<text:span text:style-name="T42">16_WEB_ARHIV</text:span>/CONTENT/content_for_web</text:p>
      <text:p text:style-name="P41">docker<text:span text:style-name="T41"> </text:span>run<text:span text:style-name="T41"> </text:span>--name=createwebcontent<text:span text:style-name="T41"> </text:span>--rm<text:span text:style-name="T41"> </text:span>-v<text:span text:style-name="T41"> </text:span>~/SOFT/Github/GIT/<text:span text:style-name="T42">16_WEB_ARHIV</text:span>/CONTENT:/home/evg/CONTENT<text:span text:style-name="T41"> </text:span>-v<text:span text:style-name="T41"> </text:span>~/SOFT/Github/GIT/<text:span text:style-name="T42">16_WEB_ARHIV</text:span>/Ниокр-Актуальные_документы:/home/evg/Ниокр-Актуальные_документы<text:span text:style-name="T41"> </text:span>-v<text:span text:style-name="T41"> </text:span>~/SOFT/Github/GIT/<text:span text:style-name="T42">16_WEB_ARHIV</text:span>/Ниокр-Документы_по_обозначениям:/home/evg/Ниокр-Документы_по_обозначениям<text:span text:style-name="T41"> </text:span>-v<text:span text:style-name="T41"> </text:span>~/SOFT/Github/GIT/<text:span text:style-name="T42">16_WEB_ARHIV</text:span>/Ниокр-Извещения_об_изменении:/home/evg/Ниокр-Извещения_об_изменении<text:span text:style-name="T41"> </text:span>-v<text:span text:style-name="T41"> </text:span>~/SOFT/Github/GIT/<text:span text:style-name="T42">16_WEB_ARHIV</text:span>/Ниокр-Неактуальные_документы:/home/evg/Ниокр-Неактуальные_документы<text:span text:style-name="T41"> </text:span>-v<text:span text:style-name="T41"> </text:span>/etc/timezone:/etc/timezone:ro<text:span text:style-name="T41"> </text:span>-v<text:span text:style-name="T41"> </text:span>/etc/localtime:/etc/localtime:ro<text:span text:style-name="T41"> </text:span>createwebcontent</text:p>
      <text:p text:style-name="P41">docker<text:span text:style-name="T41"> </text:span>system<text:span text:style-name="T41"> </text:span>prune</text:p>
      <text:p text:style-name="P41">cd<text:span text:style-name="T41"> </text:span>~/SOFT/Github/GIT/<text:span text:style-name="T42">16_WEB_ARHIV</text:span><text:span text:style-name="T41"> </text:span>&amp;&amp;<text:span text:style-name="T41"> </text:span>docker<text:span text:style-name="T41"> </text:span>save<text:span text:style-name="T41"> </text:span>createwebcontent<text:span text:style-name="T41"> </text:span>&gt;<text:span text:style-name="T41"> </text:span>createwebcontent.tar</text:p>
      <text:p text:style-name="P41">cd<text:span text:style-name="T41"> </text:span>~/SOFT/Github/GIT/<text:span text:style-name="T42">16_WEB_ARHIV</text:span><text:span text:style-name="T41"> </text:span>&amp;&amp;<text:span text:style-name="T41"> </text:span>docker<text:span text:style-name="T41"> </text:span>load<text:span text:style-name="T41"> </text:span>-i<text:span text:style-name="T41"> </text:span>createwebcontent.tar</text:p>
      <text:p text:style-name="P30"/>
      <text:p text:style-name="P30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24T15:46:15.460174836</dc:date>
    <meta:editing-duration>PT8H21M18S</meta:editing-duration>
    <meta:editing-cycles>70</meta:editing-cycles>
    <meta:document-statistic meta:table-count="0" meta:image-count="0" meta:object-count="0" meta:page-count="2" meta:paragraph-count="67" meta:word-count="481" meta:character-count="4594" meta:non-whitespace-character-count="4118"/>
  </office:meta>
</office:document-meta>
</file>